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Verdana" svg:font-family="Verdana"/>
    <style:font-face style:name="Lucida Sans Unicode" svg:font-family="'Lucida Sans Unicode'" style:font-pitch="variable"/>
    <style:font-face style:name="Tahoma" svg:font-family="Tahoma" style:font-pitch="variable"/>
    <style:font-face style:name="Trebuchet MS" svg:font-family="'Trebuchet MS'" style:font-adornments="Fett" style:font-family-generic="swiss" style:font-pitch="variable"/>
    <style:font-face style:name="Trebuchet MS1" svg:font-family="'Trebuchet MS'" style:font-adornments="Standard" style:font-family-generic="swiss" style:font-pitch="variable"/>
  </office:font-face-decls>
  <office:automatic-styles>
    <style:style style:name="P1" style:family="paragraph" style:parent-style-name="Text_20_body">
      <style:paragraph-properties fo:margin-top="0cm" fo:margin-bottom="0cm"/>
      <style:text-properties style:use-window-font-color="true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Sect1" style:family="section">
      <style:section-properties text:dont-balance-text-columns="false" style:editable="false">
        <style:columns fo:column-count="3" fo:column-gap="0.3cm">
          <style:column style:rel-width="21845*" fo:start-indent="0cm" fo:end-indent="0.15cm"/>
          <style:column style:rel-width="21845*" fo:start-indent="0.15cm" fo:end-indent="0.15cm"/>
          <style:column style:rel-width="21845*" fo:start-indent="0.15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1">
        <text:p text:style-name="P1">"Eagle" Smith</text:p>
        <text:p text:style-name="P1">"Mesa" Norris</text:p>
        <text:p text:style-name="P1">"Sagebrush" Welch</text:p>
        <text:p text:style-name="P1">"Shootout" Lane</text:p>
        <text:p text:style-name="P1">"Utah" Lawrence</text:p>
        <text:p text:style-name="P1">Alex "Vengeful Bull" Fox</text:p>
        <text:p text:style-name="P1">Brandon Jennings "the Reverend"</text:p>
        <text:p text:style-name="P1">Corey "Brainy Bull" Caldwell</text:p>
        <text:p text:style-name="P1">Danny "Joker" Hawkins</text:p>
        <text:p text:style-name="P1">Jeffery "Doctor" Perkins</text:p>
        <text:p text:style-name="P1">Jimmie "Scalphunter" Hoffman</text:p>
        <text:p text:style-name="P1">Jimmie "the Shooter"</text:p>
        <text:p text:style-name="P1">Jordan Perry "the Gambler"</text:p>
        <text:p text:style-name="P1">Loco Matthews</text:p>
        <text:p text:style-name="P1">Lucky Burton</text:p>
        <text:p text:style-name="P1">Max Day "the Emperor"</text:p>
        <text:p text:style-name="P1">Nathan "Robber" Lynch</text:p>
        <text:p text:style-name="P1">Roger Russell "the Demon"</text:p>
        <text:p text:style-name="P1">Ruben "Loco Shooter" Caldwell</text:p>
        <text:p text:style-name="P1">Shawn "the Scalper"</text:p>
        <text:p text:style-name="P1">Stephen "Duke" Wilson</text:p>
        <text:p text:style-name="P1">Thomas "Loco Singer" Sullivan</text:p>
        <text:p text:style-name="P1">Tom "Lonesome Singer" Bush</text:p>
        <text:p text:style-name="P1">Tommy "Demon" Hawkins</text:p>
        <text:p text:style-name="P1">Warren "Rawhide" Morrison</text:p>
        <text:p text:style-name="P1"/>
        <text:p text:style-name="P1">Jerold Boberg</text:p>
        <text:p text:style-name="P1">Jerold Credi</text:p>
        <text:p text:style-name="P1">Alfonzo Vigneau</text:p>
        <text:p text:style-name="P1">Foster Nonemaker</text:p>
        <text:p text:style-name="P1">Josiah Heeney</text:p>
        <text:p text:style-name="P1">Yong Sikorra</text:p>
        <text:p text:style-name="P1">Rosendo Pinnt</text:p>
        <text:p text:style-name="P1">Rosendo Kleidon</text:p>
        <text:p text:style-name="P1">Jerold Annette</text:p>
        <text:p text:style-name="P1">Claudio Linnan</text:p>
        <text:p text:style-name="P1">Deon Suellentrop</text:p>
        <text:p text:style-name="P1">Carol Mcenany</text:p>
        <text:p text:style-name="P1">Deon Woodhull</text:p>
        <text:p text:style-name="P1">Fritz Timinsky</text:p>
        <text:p text:style-name="P1">Rosendo Sandholm</text:p>
        <text:p text:style-name="P1">Lyman Murra</text:p>
        <text:p text:style-name="P1">Wilton Arcila</text:p>
        <text:p text:style-name="P1">Brant Hankison</text:p>
        <text:p text:style-name="P1">Brant Prys</text:p>
        <text:p text:style-name="P1">Josiah Stancato</text:p>
        <text:p text:style-name="P1">Alfonzo Guidetti</text:p>
        <text:p text:style-name="P1">Jamaal Burgardt</text:p>
        <text:p text:style-name="P1">Fritz Burnie</text:p>
        <text:p text:style-name="P1">Rico Gillion</text:p>
        <text:p text:style-name="P1">Lyman Brendon</text:p>
        <text:p text:style-name="P1">Claudio Defosse</text:p>
        <text:p text:style-name="P1">Sang Harvilla</text:p>
        <text:p text:style-name="P1">Deon Lodholz</text:p>
        <text:p text:style-name="P1">Fritz Reckley</text:p>
        <text:p text:style-name="P1">Josiah Boshes</text:p>
        <text:p text:style-name="P1">Mackintosh</text:p>
        <text:p text:style-name="P1">Jamaal Degrass</text:p>
        <text:p text:style-name="P1">Olin Datamphay</text:p>
        <text:p text:style-name="P1">Olin Bahoora</text:p>
        <text:p text:style-name="P1">Deon Rammer</text:p>
        <text:p text:style-name="P1">Jerold Corippo</text:p>
        <text:p text:style-name="P1">Fritz Lupfer</text:p>
        <text:p text:style-name="P1">Sang Surran</text:p>
        <text:p text:style-name="P1">Carol Hilda</text:p>
        <text:p text:style-name="P1">Wilton Deiters </text:p>
        <text:p text:style-name="P1">Hodnicki</text:p>
        <text:p text:style-name="P1">Toney Broking</text:p>
        <text:p text:style-name="P1">Rey Muell</text:p>
        <text:p text:style-name="P1">Keneth Kottraba</text:p>
        <text:p text:style-name="P1">Gaston Kanniard</text:p>
        <text:p text:style-name="P1">Shon Goldhammer</text:p>
        <text:p text:style-name="P1">Michale Hal</text:p>
        <text:p text:style-name="P1">Vincenzo Eirls</text:p>
        <text:p text:style-name="P1">Graig Bawcombe</text:p>
        <text:p text:style-name="P1">Douglass Makua</text:p>
        <text:p text:style-name="P1">Emberlin</text:p>
        <text:p text:style-name="P1">Franklyn Calamari</text:p>
        <text:p text:style-name="P1">Boyce Lagant</text:p>
        <text:p text:style-name="P1">Cristopher Alicer</text:p>
        <text:p text:style-name="P1">Rudolf Fedorka</text:p>
        <text:p text:style-name="P1">Manual Leyda</text:p>
        <text:p text:style-name="P1">Long Fusi</text:p>
        <text:p text:style-name="P1">Francesco Myrman</text:p>
        <text:p text:style-name="P1">Shon Lavadera</text:p>
        <text:p text:style-name="P1">Hong Krejcik</text:p>
        <text:p text:style-name="P1">Lucius Lynah</text:p>
        <text:p text:style-name="P1">Jarod Diewold</text:p>
        <text:p text:style-name="P1">Harland Frandeen</text:p>
        <text:p text:style-name="P1">Jarod Clemmon</text:p>
        <text:p text:style-name="P1">Palmer Lefurgy</text:p>
        <text:p text:style-name="P1">Nathanael Lagadinos</text:p>
        <text:p text:style-name="P1">Man Paben</text:p>
        <text:p text:style-name="P1">Franklyn Bouliouris</text:p>
        <text:p text:style-name="P1">Leigh Daufeldt</text:p>
        <text:p text:style-name="P1">Wally Calderson</text:p>
        <text:p text:style-name="P1">Genaro Slomka</text:p>
        <text:p text:style-name="P1">Cornell Kempter</text:p>
        <text:p text:style-name="P1">Erin Schapp</text:p>
        <text:p text:style-name="P1">Stevie Kombe</text:p>
        <text:p text:style-name="P1">Cyril Tremont</text:p>
        <text:p text:style-name="P1">Genaro Paysinger</text:p>
        <text:p text:style-name="P1">Duncan Kuennen</text:p>
        <text:p text:style-name="P1">Jame Westerholm</text:p>
        <text:p text:style-name="P1">Lincoln Henard</text:p>
        <text:p text:style-name="P1">Duncan Kister</text:p>
        <text:p text:style-name="P1">Hung Schaf</text:p>
        <text:p text:style-name="P1">Cyril Urzua</text:p>
        <text:p text:style-name="P1">Bennett Sina</text:p>
        <text:p text:style-name="P1">Robby Feener</text:p>
        <text:p text:style-name="P1">Ronny Artmann</text:p>
        <text:p text:style-name="P1">Freeman Suk</text:p>
        <text:p text:style-name="P1">Cyril Mckellan</text:p>
        <text:p text:style-name="P1">Giovanni Delauter</text:p>
        <text:p text:style-name="P1">Bennett Waud</text:p>
        <text:p text:style-name="P1">Alva Gulinson</text:p>
        <text:p text:style-name="P1">Genaro Wienberg</text:p>
        <text:p text:style-name="P1">Cyril Slawter</text:p>
        <text:p text:style-name="P1">Freeman Mouritsen</text:p>
        <text:p text:style-name="P1">Herschel Bussy</text:p>
        <text:p text:style-name="P1">Antony Foney</text:p>
        <text:p text:style-name="P1">Jame Miccio</text:p>
        <text:p text:style-name="P1">Duncan Ahrent</text:p>
        <text:p text:style-name="P1">Lon Swartzbaugh</text:p>
        <text:p text:style-name="P1">Garth Pone</text:p>
        <text:p text:style-name="P1">Erin Slomkowski </text:p>
        <text:p text:style-name="P1">Alva Mclouth</text:p>
        <text:p text:style-name="P1">Cyrus Topez</text:p>
        <text:p text:style-name="P1">Stevie Bellizzi</text:p>
        <text:p text:style-name="P1">Hung Cabriales</text:p>
        <text:p text:style-name="P1">Genaro Dwan</text:p>
        <text:p text:style-name="P1">Erin Inga</text:p>
        <text:p text:style-name="P1">Octavio Copelan</text:p>
        <text:p text:style-name="P1">Arron Gayfield</text:p>
        <text:p text:style-name="P1">Ronny Yaskiewicz</text:p>
        <text:p text:style-name="P1">Jame Catterson</text:p>
        <text:p text:style-name="P1">Stevie Hellings</text:p>
        <text:p text:style-name="P1">Kennith Clippinger</text:p>
        <text:p text:style-name="P1">Garth Shiloh</text:p>
        <text:p text:style-name="P1">Jame Scheuvront</text:p>
        <text:p text:style-name="P1">Freeman Cremins</text:p>
        <text:p text:style-name="P1">Hung Jimeno</text:p>
        <text:p text:style-name="P1">Duncan Mannes</text:p>
        <text:p text:style-name="P1">Garth Glew</text:p>
        <text:p text:style-name="P1">Herschel Bakko</text:p>
        <text:p text:style-name="P1">Ronny Baichan</text:p>
        <text:p text:style-name="P1">Herschel Zbierski</text:p>
        <text:p text:style-name="P1">Erin Karins</text:p>
        <text:p text:style-name="P1">Gale Nevwirth</text:p>
        <text:p text:style-name="P1">Gale Quintona</text:p>
        <text:p text:style-name="P1">Cyrus Beien</text:p>
        <text:p text:style-name="P1">Cornell Mahaxay</text:p>
        <text:p text:style-name="P1">Kennith Bryton</text:p>
        <text:p text:style-name="P1">Ronny Dannard</text:p>
        <text:p text:style-name="P1">Lincoln Echave</text:p>
        <text:p text:style-name="P1">Robby Pipilas</text:p>
        <text:p text:style-name="P1"/>
        <text:p text:style-name="P1">Airchelle<text:line-break/>Arsica<text:line-break/>Ashen<text:line-break/>Brookka<text:line-break/>Casca<text:line-break/>Chelyn Mist<text:line-break/>Crystalnden<text:line-break/>Devine<text:line-break/>Dyleigh<text:line-break/>Ebrie<text:line-break/>Eren Eve<text:line-break/>Jaderia<text:line-break/>Jororia<text:line-break/>Kaytca<text:line-break/>Kaytzi<text:line-break/>Krysona<text:line-break/>Kyine<text:line-break/>Leightine<text:line-break/>Linna<text:line-break/>Raventerra<text:line-break/>Shanrah<text:line-break/>Summernee<text:line-break/>Tary Crystal<text:line-break/>Tawnaida<text:line-break/>Tetel Skye<text:line-break/>Trini<text:line-break/>Tririana Star<text:line-break/>Trivor<text:line-break/>Windlsey </text:p>
        <text:p text:style-name="P1"/>
        <text:p text:style-name="P1">Jamika Bearman</text:p>
        <text:p text:style-name="P1">Rima Villatora</text:p>
        <text:p text:style-name="P1">Joaquina Cabibbo</text:p>
        <text:p text:style-name="P1">Nancee Tarrants</text:p>
        <text:p text:style-name="P1">Clarinda Everley</text:p>
        <text:p text:style-name="P1">Basilia Balasa</text:p>
        <text:p text:style-name="P1">Zenia Seegert</text:p>
        <text:p text:style-name="P1">Breana Papay</text:p>
        <text:p text:style-name="P1">Cholewinski</text:p>
        <text:p text:style-name="P1">Corinna Bierbower</text:p>
        <text:p text:style-name="P1">Rona Cadarette</text:p>
        <text:p text:style-name="P1">Phuong Mcaboy</text:p>
        <text:p text:style-name="P1">Phyliss Cockey</text:p>
        <text:p text:style-name="P1">Abbey Haq</text:p>
        <text:p text:style-name="P1">Janina Koppelmann</text:p>
        <text:p text:style-name="P1">Thuy Carmell</text:p>
        <text:p text:style-name="P1">Sherrill Shorette</text:p>
        <text:p text:style-name="P1">Daria Pahnke</text:p>
        <text:p text:style-name="P1">Sanjuana Bynam</text:p>
        <text:p text:style-name="P1">Nicola Mcwhinnie</text:p>
        <text:p text:style-name="P1">Bambi Tavira</text:p>
        <text:p text:style-name="P1">Bonny Prier</text:p>
        <text:p text:style-name="P1">Ami Bellocchio</text:p>
        <text:p text:style-name="P1">Roseanna Dekruif</text:p>
        <text:p text:style-name="P1">Aleta Stazenski</text:p>
        <text:p text:style-name="P1">Evie Frecker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Verdana" svg:font-family="Verdana"/>
    <style:font-face style:name="Lucida Sans Unicode" svg:font-family="'Lucida Sans Unicode'" style:font-pitch="variable"/>
    <style:font-face style:name="Tahoma" svg:font-family="Tahoma" style:font-pitch="variable"/>
    <style:font-face style:name="Trebuchet MS" svg:font-family="'Trebuchet MS'" style:font-adornments="Fett" style:font-family-generic="swiss" style:font-pitch="variable"/>
    <style:font-face style:name="Trebuchet MS1" svg:font-family="'Trebuchet MS'" style:font-adornments="Standard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Verdana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0cm" fo:margin-bottom="0.3cm" fo:padding="0cm" fo:border-left="none" fo:border-right="none" fo:border-top="none" fo:border-bottom="0.018cm solid #000000" style:shadow="none"/>
      <style:text-properties fo:color="#000080" style:text-outline="false" style:font-name="Trebuchet MS" fo:font-size="22pt" fo:text-shadow="none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1cm" fo:margin-right="0cm" fo:margin-top="0.499cm" fo:margin-bottom="0.101cm" fo:text-indent="0cm" style:auto-text-indent="false" fo:padding="0cm" fo:border-left="none" fo:border-right="none" fo:border-top="none" fo:border-bottom="0.002cm solid #000000" style:shadow="none"/>
      <style:text-properties fo:color="#000080" style:font-name="Trebuchet MS1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02-02T21:55:20</meta:creation-date>
    <dc:date>2006-02-05T10:47:35</dc:date>
    <dc:language>de-DE</dc:language>
    <meta:editing-cycles>5</meta:editing-cycles>
    <meta:editing-duration>PT17M1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82" meta:word-count="419" meta:character-count="2877"/>
  </office:meta>
</office:document-meta>
</file>